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52cm" fo:margin-left="0cm" table:align="left"/>
    </style:style>
    <style:style style:name="Table1.A" style:family="table-column">
      <style:table-column-properties style:column-width="3.291cm"/>
    </style:style>
    <style:style style:name="Table1.B" style:family="table-column">
      <style:table-column-properties style:column-width="4.142cm"/>
    </style:style>
    <style:style style:name="Table1.C" style:family="table-column">
      <style:table-column-properties style:column-width="4.083cm"/>
    </style:style>
    <style:style style:name="Table1.D" style:family="table-column">
      <style:table-column-properties style:column-width="5.53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589cm"/>
    </style:style>
    <style:style style:name="Table2.B" style:family="table-column">
      <style:table-column-properties style:column-width="2.422cm"/>
    </style:style>
    <style:style style:name="Table2.C" style:family="table-column">
      <style:table-column-properties style:column-width="1.517cm"/>
    </style:style>
    <style:style style:name="Table2.D" style:family="table-column">
      <style:table-column-properties style:column-width="2.021cm"/>
    </style:style>
    <style:style style:name="Table2.E" style:family="table-column">
      <style:table-column-properties style:column-width="2.591cm"/>
    </style:style>
    <style:style style:name="Table2.F" style:family="table-column">
      <style:table-column-properties style:column-width="2.074cm"/>
    </style:style>
    <style:style style:name="Table2.G" style:family="table-column">
      <style:table-column-properties style:column-width="2.369cm"/>
    </style:style>
    <style:style style:name="Table2.H" style:family="table-column">
      <style:table-column-properties style:column-width="2.41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2.778cm" table:align="left"/>
    </style:style>
    <style:style style:name="Table3.A" style:family="table-column">
      <style:table-column-properties style:column-width="3.988cm"/>
    </style:style>
    <style:style style:name="Table3.B" style:family="table-column">
      <style:table-column-properties style:column-width="5.348cm"/>
    </style:style>
    <style:style style:name="Table3.C" style:family="table-column">
      <style:table-column-properties style:column-width="3.44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471cm" table:align="left"/>
    </style:style>
    <style:style style:name="Table4.A" style:family="table-column">
      <style:table-column-properties style:column-width="2.118cm"/>
    </style:style>
    <style:style style:name="Table4.B" style:family="table-column">
      <style:table-column-properties style:column-width="2.985cm"/>
    </style:style>
    <style:style style:name="Table4.C" style:family="table-column">
      <style:table-column-properties style:column-width="6.368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License</text:span></text:p>
            </table:table-cell>
            <table:table-cell table:style-name="Table1.A1" office:value-type="string">
              <text:p text:style-name="Table_20_Heading"><text:span text:style-name="Strong_20_Emphasis">What it Allows</text:span></text:p>
            </table:table-cell>
            <table:table-cell table:style-name="Table1.A1" office:value-type="string">
              <text:p text:style-name="Table_20_Heading"><text:span text:style-name="Strong_20_Emphasis">Key Requirements</text:span></text:p>
            </table:table-cell>
            <table:table-cell table:style-name="Table1.A1" office:value-type="string">
              <text:p text:style-name="Table_20_Heading"><text:span text:style-name="Strong_20_Emphasis">Best Used When…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o license</text:span></text:p>
          </table:table-cell>
          <table:table-cell table:style-name="Table1.A1" office:value-type="string">
            <text:p text:style-name="Table_20_Contents">Nothing beyond viewing</text:p>
          </table:table-cell>
          <table:table-cell table:style-name="Table1.A1" office:value-type="string">
            <text:p text:style-name="Table_20_Contents">Full copyright applies</text:p>
          </table:table-cell>
          <table:table-cell table:style-name="Table1.A1" office:value-type="string">
            <text:p text:style-name="Table_20_Contents">You don’t want others using your cod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T License</text:span></text:p>
          </table:table-cell>
          <table:table-cell table:style-name="Table1.A1" office:value-type="string">
            <text:p text:style-name="Table_20_Contents">Use, modify, distribute, sell</text:p>
          </table:table-cell>
          <table:table-cell table:style-name="Table1.A1" office:value-type="string">
            <text:p text:style-name="Table_20_Contents">Keep copyright + license notice</text:p>
          </table:table-cell>
          <table:table-cell table:style-name="Table1.A1" office:value-type="string">
            <text:p text:style-name="Table_20_Contents">You want max adoption, minimal rul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ache License 2.0</text:span></text:p>
          </table:table-cell>
          <table:table-cell table:style-name="Table1.A1" office:value-type="string">
            <text:p text:style-name="Table_20_Contents">Use, modify, distribute, sell</text:p>
          </table:table-cell>
          <table:table-cell table:style-name="Table1.A1" office:value-type="string">
            <text:p text:style-name="Table_20_Contents">Attribution, license notice</text:p>
          </table:table-cell>
          <table:table-cell table:style-name="Table1.A1" office:value-type="string">
            <text:p text:style-name="Table_20_Contents">Business-friendly, patent safety need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2-Clause</text:span></text:p>
          </table:table-cell>
          <table:table-cell table:style-name="Table1.A1" office:value-type="string">
            <text:p text:style-name="Table_20_Contents">Use, modify, distribute, sell</text:p>
          </table:table-cell>
          <table:table-cell table:style-name="Table1.A1" office:value-type="string">
            <text:p text:style-name="Table_20_Contents">Attribution</text:p>
          </table:table-cell>
          <table:table-cell table:style-name="Table1.A1" office:value-type="string">
            <text:p text:style-name="Table_20_Contents">You want MIT-like freedom, formal word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3-Clause</text:span></text:p>
          </table:table-cell>
          <table:table-cell table:style-name="Table1.A1" office:value-type="string">
            <text:p text:style-name="Table_20_Contents">Same as BSD 2-Clause</text:p>
          </table:table-cell>
          <table:table-cell table:style-name="Table1.A1" office:value-type="string">
            <text:p text:style-name="Table_20_Contents">Attribution + no endorsement</text:p>
          </table:table-cell>
          <table:table-cell table:style-name="Table1.A1" office:value-type="string">
            <text:p text:style-name="Table_20_Contents">You want name protec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oost Software License 1.0</text:span></text:p>
          </table:table-cell>
          <table:table-cell table:style-name="Table1.A1" office:value-type="string">
            <text:p text:style-name="Table_20_Contents">Use, modify, distribute, sell</text:p>
          </table:table-cell>
          <table:table-cell table:style-name="Table1.A1" office:value-type="string">
            <text:p text:style-name="Table_20_Contents">Include license text</text:p>
          </table:table-cell>
          <table:table-cell table:style-name="Table1.A1" office:value-type="string">
            <text:p text:style-name="Table_20_Contents">Libraries, especially C++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PL v3.0</text:span></text:p>
          </table:table-cell>
          <table:table-cell table:style-name="Table1.A1" office:value-type="string">
            <text:p text:style-name="Table_20_Contents">Use, modify, distribute</text:p>
          </table:table-cell>
          <table:table-cell table:style-name="Table1.A1" office:value-type="string">
            <text:p text:style-name="Table_20_Contents">Derivatives must be GPL</text:p>
          </table:table-cell>
          <table:table-cell table:style-name="Table1.A1" office:value-type="string">
            <text:p text:style-name="Table_20_Contents">You want all changes open-sour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GPL v3.0</text:span></text:p>
          </table:table-cell>
          <table:table-cell table:style-name="Table1.A1" office:value-type="string">
            <text:p text:style-name="Table_20_Contents">Use, modify, distribute, run as service</text:p>
          </table:table-cell>
          <table:table-cell table:style-name="Table1.A1" office:value-type="string">
            <text:p text:style-name="Table_20_Contents">Must share source even for SaaS</text:p>
          </table:table-cell>
          <table:table-cell table:style-name="Table1.A1" office:value-type="string">
            <text:p text:style-name="Table_20_Contents">You want no “server loopholes”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clipse Public License 2.0</text:span></text:p>
          </table:table-cell>
          <table:table-cell table:style-name="Table1.A1" office:value-type="string">
            <text:p text:style-name="Table_20_Contents">Use, modify, distribute</text:p>
          </table:table-cell>
          <table:table-cell table:style-name="Table1.A1" office:value-type="string">
            <text:p text:style-name="Table_20_Contents">Modifications stay open</text:p>
          </table:table-cell>
          <table:table-cell table:style-name="Table1.A1" office:value-type="string">
            <text:p text:style-name="Table_20_Contents">Enterprise-friendly open sour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C0 1.0</text:span></text:p>
          </table:table-cell>
          <table:table-cell table:style-name="Table1.A1" office:value-type="string">
            <text:p text:style-name="Table_20_Contents">Anything, no restrictions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Public-domain code or data</text:p>
          </table:table-cell>
        </table:table-row>
      </table:table>
      <text:p text:style-name="Standard"/>
      <text:p text:style-name="Standard"/>
      <text:p text:style-name="Standard"/>
      <text:h text:style-name="Heading_20_3" text:outline-level="3">📊 GitHub License Comparison Tabl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Table_20_Heading"><text:span text:style-name="Strong_20_Emphasis">License</text:span></text:p>
            </table:table-cell>
            <table:table-cell table:style-name="Table2.A1" office:value-type="string">
              <text:p text:style-name="Table_20_Heading"><text:span text:style-name="Strong_20_Emphasis">Commercial Use</text:span></text:p>
            </table:table-cell>
            <table:table-cell table:style-name="Table2.A1" office:value-type="string">
              <text:p text:style-name="Table_20_Heading"><text:span text:style-name="Strong_20_Emphasis">Modify Code</text:span></text:p>
            </table:table-cell>
            <table:table-cell table:style-name="Table2.A1" office:value-type="string">
              <text:p text:style-name="Table_20_Heading"><text:span text:style-name="Strong_20_Emphasis">Distribute</text:span></text:p>
            </table:table-cell>
            <table:table-cell table:style-name="Table2.A1" office:value-type="string">
              <text:p text:style-name="Table_20_Heading"><text:span text:style-name="Strong_20_Emphasis">Must Open-Source Derivatives</text:span></text:p>
            </table:table-cell>
            <table:table-cell table:style-name="Table2.A1" office:value-type="string">
              <text:p text:style-name="Table_20_Heading"><text:span text:style-name="Strong_20_Emphasis">Patent Protection</text:span></text:p>
            </table:table-cell>
            <table:table-cell table:style-name="Table2.A1" office:value-type="string">
              <text:p text:style-name="Table_20_Heading"><text:span text:style-name="Strong_20_Emphasis">Attribution Required</text:span></text:p>
            </table:table-cell>
            <table:table-cell table:style-name="Table2.A1" office:value-type="string">
              <text:p text:style-name="Table_20_Heading"><text:span text:style-name="Strong_20_Emphasis">Best Fo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No License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Private / view-only repo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IT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Maximum adoption, simple OS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pache 2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Corporate &amp; enterprise projec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2-Claus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MIT-like, minimal restrictio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3-Claus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 + no endorsement</text:p>
          </table:table-cell>
          <table:table-cell table:style-name="Table2.A1" office:value-type="string">
            <text:p text:style-name="Table_20_Contents">Name protecti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oost 1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Libraries (esp. C++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L v3.0</text:span></text:p>
          </table:table-cell>
          <table:table-cell table:style-name="Table2.A1" office:value-type="string">
            <text:p text:style-name="Table_20_Contents">❌*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Enforce open-source <text:soft-page-break/>sharing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GPL v3.0</text:span></text:p>
          </table:table-cell>
          <table:table-cell table:style-name="Table2.A1" office:value-type="string">
            <text:p text:style-name="Table_20_Contents">❌*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 (incl. SaaS)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Web apps, anti-SaaS lock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PL 2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⚠️ Partial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Enterprise + plugi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C0 1.0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Public domain / dat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1. What they have in common</text:h>
      <text:p text:style-name="Text_20_body">Both:</text:p>
      <text:list text:style-name="L1">
        <text:list-item>
          <text:p text:style-name="P1">Use <text:span text:style-name="Strong_20_Emphasis">Git</text:span> for version control</text:p>
        </text:list-item>
        <text:list-item>
          <text:p text:style-name="P1">Let you host repositories (public/private)</text:p>
        </text:list-item>
        <text:list-item>
          <text:p text:style-name="P1">Support <text:span text:style-name="Strong_20_Emphasis">issues, pull/merge requests, code reviews</text:span></text:p>
        </text:list-item>
        <text:list-item>
          <text:p text:style-name="P1">Offer <text:span text:style-name="Strong_20_Emphasis">CI/CD</text:span>, project management, and integrations</text:p>
        </text:list-item>
        <text:list-item>
          <text:p text:style-name="P1">Are used for <text:span text:style-name="Strong_20_Emphasis">open source and private/company code</text:span></text:p>
        </text:list-item>
      </text:list>
      <text:p text:style-name="Text_20_body">So functionally, you can build software on either without missing core Git features.</text:p>
      <text:p text:style-name="Horizontal_20_Line"/>
      <text:h text:style-name="Heading_20_2" text:outline-level="2">2. Key differences (the stuff that actually matters)</text:h>
      <text:h text:style-name="Heading_20_3" text:outline-level="3">🔹 Ownership &amp; philosophy</text:h>
      <text:list text:style-name="L2">
        <text:list-item>
          <text:p text:style-name="P2"><text:span text:style-name="Strong_20_Emphasis">GitHub</text:span></text:p>
          <text:list>
            <text:list-item>
              <text:p text:style-name="P2">Owned by <text:span text:style-name="Strong_20_Emphasis">Microsoft</text:span></text:p>
            </text:list-item>
            <text:list-item>
              <text:p text:style-name="P2">Strong focus on <text:span text:style-name="Strong_20_Emphasis">open-source community</text:span></text:p>
            </text:list-item>
            <text:list-item>
              <text:p text:style-name="P2"><text:soft-page-break/>Massive ecosystem and visibility</text:p>
            </text:list-item>
          </text:list>
        </text:list-item>
        <text:list-item>
          <text:p text:style-name="P2"><text:span text:style-name="Strong_20_Emphasis">GitLab</text:span></text:p>
          <text:list>
            <text:list-item>
              <text:p text:style-name="P2">Owned by <text:span text:style-name="Strong_20_Emphasis">GitLab Inc.</text:span></text:p>
            </text:list-item>
            <text:list-item>
              <text:p text:style-name="P2">Focus on <text:span text:style-name="Strong_20_Emphasis">DevOps as a single platform</text:span></text:p>
            </text:list-item>
            <text:list-item>
              <text:p text:style-name="P2">Very opinionated about “everything in one place”</text:p>
            </text:list-item>
          </text:list>
        </text:list-item>
      </text:list>
      <text:p text:style-name="Horizontal_20_Line"/>
      <text:h text:style-name="Heading_20_3" text:outline-level="3">🔹 CI/CD (big difference)</text:h>
      <text:list text:style-name="L3">
        <text:list-item>
          <text:p text:style-name="P3"><text:span text:style-name="Strong_20_Emphasis">GitHub</text:span></text:p>
          <text:list>
            <text:list-item>
              <text:p text:style-name="P3">Uses <text:span text:style-name="Strong_20_Emphasis">GitHub Actions</text:span></text:p>
            </text:list-item>
            <text:list-item>
              <text:p text:style-name="P3">Powerful, but more <text:span text:style-name="Strong_20_Emphasis">modular</text:span> and marketplace-driven</text:p>
            </text:list-item>
            <text:list-item>
              <text:p text:style-name="P3">Often requires stitching tools together</text:p>
            </text:list-item>
          </text:list>
        </text:list-item>
        <text:list-item>
          <text:p text:style-name="P3"><text:span text:style-name="Strong_20_Emphasis">GitLab</text:span></text:p>
          <text:list>
            <text:list-item>
              <text:p text:style-name="P3"><text:span text:style-name="Strong_20_Emphasis">CI/CD is built-in</text:span> from day one</text:p>
            </text:list-item>
            <text:list-item>
              <text:p text:style-name="P3">Simpler setup for pipelines</text:p>
            </text:list-item>
            <text:list-item>
              <text:p text:style-name="P3">Very popular in enterprise DevOps teams</text:p>
            </text:list-item>
          </text:list>
        </text:list-item>
      </text:list>
      <text:p text:style-name="Text_20_body">👉 If CI/CD is central to your workflow, GitLab often feels smoother out of the box.</text:p>
      <text:p text:style-name="Horizontal_20_Line"/>
      <text:h text:style-name="Heading_20_3" text:outline-level="3">🔹 Hosting options</text:h>
      <text:list text:style-name="L4">
        <text:list-item>
          <text:p text:style-name="P4"><text:span text:style-name="Strong_20_Emphasis">GitHub</text:span></text:p>
          <text:list>
            <text:list-item>
              <text:p text:style-name="P4">Primarily cloud (GitHub.com)</text:p>
            </text:list-item>
            <text:list-item>
              <text:p text:style-name="P4">Self-hosted option: <text:span text:style-name="Strong_20_Emphasis">GitHub Enterprise</text:span> (paid)</text:p>
            </text:list-item>
          </text:list>
        </text:list-item>
        <text:list-item>
          <text:p text:style-name="P4"><text:span text:style-name="Strong_20_Emphasis">GitLab</text:span></text:p>
          <text:list>
            <text:list-item>
              <text:p text:style-name="P4">Cloud <text:span text:style-name="Strong_20_Emphasis">and</text:span> very popular <text:span text:style-name="Strong_20_Emphasis">self-hosted</text:span> (Community Edition is free)</text:p>
            </text:list-item>
            <text:list-item>
              <text:p text:style-name="P4">Preferred when companies want full control of infrastructure</text:p>
            </text:list-item>
          </text:list>
        </text:list-item>
      </text:list>
      <text:p text:style-name="Horizontal_20_Line"/>
      <text:h text:style-name="Heading_20_3" text:outline-level="3">🔹 Open source friendliness</text:h>
      <text:list text:style-name="L5">
        <text:list-item>
          <text:p text:style-name="P5"><text:span text:style-name="Strong_20_Emphasis">GitHub</text:span></text:p>
          <text:list>
            <text:list-item>
              <text:p text:style-name="P5">The <text:span text:style-name="Emphasis">default home</text:span> of open source</text:p>
            </text:list-item>
            <text:list-item>
              <text:p text:style-name="P5">Easier discovery, stars, forks, community contributions</text:p>
            </text:list-item>
          </text:list>
        </text:list-item>
        <text:list-item>
          <text:p text:style-name="P5"><text:span text:style-name="Strong_20_Emphasis">GitLab</text:span></text:p>
          <text:list>
            <text:list-item>
              <text:p text:style-name="P5">Supports open source well</text:p>
            </text:list-item>
            <text:list-item>
              <text:p text:style-name="P5"><text:soft-page-break/>Smaller community → less visibility</text:p>
            </text:list-item>
          </text:list>
        </text:list-item>
      </text:list>
      <text:p text:style-name="Text_20_body">If you want people to <text:span text:style-name="Emphasis">find</text:span> your project, GitHub wins.</text:p>
      <text:p text:style-name="Horizontal_20_Line"/>
      <text:h text:style-name="Heading_20_3" text:outline-level="3">🔹 UI &amp; workflow vibe (subjective, but real)</text:h>
      <text:list text:style-name="L6">
        <text:list-item>
          <text:p text:style-name="P6"><text:span text:style-name="Strong_20_Emphasis">GitHub</text:span></text:p>
          <text:list>
            <text:list-item>
              <text:p text:style-name="P6">Cleaner, simpler, beginner-friendly</text:p>
            </text:list-item>
            <text:list-item>
              <text:p text:style-name="P6">Great for collaboration and social coding</text:p>
            </text:list-item>
          </text:list>
        </text:list-item>
        <text:list-item>
          <text:p text:style-name="P6"><text:span text:style-name="Strong_20_Emphasis">GitLab</text:span></text:p>
          <text:list>
            <text:list-item>
              <text:p text:style-name="P6">More features in one UI</text:p>
            </text:list-item>
            <text:list-item>
              <text:p text:style-name="P6">Can feel heavier, but very powerful</text:p>
            </text:list-item>
          </text:list>
        </text:list-item>
      </text:list>
      <text:p text:style-name="Horizontal_20_Line"/>
      <text:h text:style-name="Heading_20_2" text:outline-level="2">3. Quick comparison table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GitHub</text:p>
            </table:table-cell>
            <table:table-cell table:style-name="Table3.A1" office:value-type="string">
              <text:p text:style-name="Table_20_Heading">GitLab</text:p>
            </table:table-cell>
          </table:table-row>
        </table:table-header-rows>
        <table:table-row>
          <table:table-cell table:style-name="Table3.A1" office:value-type="string">
            <text:p text:style-name="Table_20_Contents">Owner</text:p>
          </table:table-cell>
          <table:table-cell table:style-name="Table3.A1" office:value-type="string">
            <text:p text:style-name="Table_20_Contents">Microsoft</text:p>
          </table:table-cell>
          <table:table-cell table:style-name="Table3.A1" office:value-type="string">
            <text:p text:style-name="Table_20_Contents">GitLab Inc.</text:p>
          </table:table-cell>
        </table:table-row>
        <table:table-row>
          <table:table-cell table:style-name="Table3.A1" office:value-type="string">
            <text:p text:style-name="Table_20_Contents">CI/CD</text:p>
          </table:table-cell>
          <table:table-cell table:style-name="Table3.A1" office:value-type="string">
            <text:p text:style-name="Table_20_Contents">GitHub Actions (add-on style)</text:p>
          </table:table-cell>
          <table:table-cell table:style-name="Table3.A1" office:value-type="string">
            <text:p text:style-name="Table_20_Contents">Built-in, first-class</text:p>
          </table:table-cell>
        </table:table-row>
        <table:table-row>
          <table:table-cell table:style-name="Table3.A1" office:value-type="string">
            <text:p text:style-name="Table_20_Contents">Self-hosting</text:p>
          </table:table-cell>
          <table:table-cell table:style-name="Table3.A1" office:value-type="string">
            <text:p text:style-name="Table_20_Contents">Enterprise only</text:p>
          </table:table-cell>
          <table:table-cell table:style-name="Table3.A1" office:value-type="string">
            <text:p text:style-name="Table_20_Contents">Free + paid</text:p>
          </table:table-cell>
        </table:table-row>
        <table:table-row>
          <table:table-cell table:style-name="Table3.A1" office:value-type="string">
            <text:p text:style-name="Table_20_Contents">Open-source reach</text:p>
          </table:table-cell>
          <table:table-cell table:style-name="Table3.A1" office:value-type="string">
            <text:p text:style-name="Table_20_Contents">⭐⭐⭐⭐⭐</text:p>
          </table:table-cell>
          <table:table-cell table:style-name="Table3.A1" office:value-type="string">
            <text:p text:style-name="Table_20_Contents">⭐⭐⭐</text:p>
          </table:table-cell>
        </table:table-row>
        <table:table-row>
          <table:table-cell table:style-name="Table3.A1" office:value-type="string">
            <text:p text:style-name="Table_20_Contents">Ease of use</text:p>
          </table:table-cell>
          <table:table-cell table:style-name="Table3.A1" office:value-type="string">
            <text:p text:style-name="Table_20_Contents">Very easy</text:p>
          </table:table-cell>
          <table:table-cell table:style-name="Table3.A1" office:value-type="string">
            <text:p text:style-name="Table_20_Contents">Medium</text:p>
          </table:table-cell>
        </table:table-row>
        <table:table-row>
          <table:table-cell table:style-name="Table3.A1" office:value-type="string">
            <text:p text:style-name="Table_20_Contents">DevOps completeness</text:p>
          </table:table-cell>
          <table:table-cell table:style-name="Table3.A1" office:value-type="string">
            <text:p text:style-name="Table_20_Contents">Medium</text:p>
          </table:table-cell>
          <table:table-cell table:style-name="Table3.A1" office:value-type="string">
            <text:p text:style-name="Table_20_Contents">High</text:p>
          </table:table-cell>
        </table:table-row>
      </table:table>
      <text:p text:style-name="Horizontal_20_Line"/>
      <text:h text:style-name="Heading_20_2" text:outline-level="2">4. Which should <text:span text:style-name="Emphasis">you</text:span> choose?</text:h>
      <text:list text:style-name="L7">
        <text:list-item>
          <text:p text:style-name="P7">Choose <text:span text:style-name="Strong_20_Emphasis">GitHub</text:span> if:</text:p>
          <text:list>
            <text:list-item>
              <text:p text:style-name="P7">You’re doing open source</text:p>
            </text:list-item>
            <text:list-item>
              <text:p text:style-name="P7">You want maximum visibility</text:p>
            </text:list-item>
            <text:list-item>
              <text:p text:style-name="P7">You prefer a cleaner, simpler UX</text:p>
            </text:list-item>
          </text:list>
        </text:list-item>
        <text:list-item>
          <text:p text:style-name="P7">Choose <text:span text:style-name="Strong_20_Emphasis">GitLab</text:span> if:</text:p>
          <text:list>
            <text:list-item>
              <text:p text:style-name="P7">You want <text:span text:style-name="Strong_20_Emphasis">all-in-one DevOps</text:span></text:p>
            </text:list-item>
            <text:list-item>
              <text:p text:style-name="P7">You need self-hosting</text:p>
            </text:list-item>
            <text:list-item>
              <text:p text:style-name="P7">CI/CD is a core requirement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2" text:outline-level="2">1. Freeware Operating System</text:h>
      <text:p text:style-name="Text_20_body"><text:span text:style-name="Strong_20_Emphasis">Freeware</text:span> means:</text:p>
      <text:list text:style-name="L8">
        <text:list-item>
          <text:p text:style-name="P8">You can <text:span text:style-name="Strong_20_Emphasis">use it for free</text:span></text:p>
        </text:list-item>
        <text:list-item>
          <text:p text:style-name="P8">But the <text:span text:style-name="Strong_20_Emphasis">source code is usually closed</text:span></text:p>
        </text:list-item>
        <text:list-item>
          <text:p text:style-name="P8">You’re <text:span text:style-name="Strong_20_Emphasis">not allowed to modify or redistribute</text:span> it freely</text:p>
        </text:list-item>
      </text:list>
      <text:p text:style-name="Text_20_body">So: <text:span text:style-name="Emphasis">free as in price</text:span>, not free as in freedom.</text:p>
      <text:h text:style-name="Heading_20_3" text:outline-level="3">Examples</text:h>
      <text:list text:style-name="L9">
        <text:list-item>
          <text:p text:style-name="P9"><text:span text:style-name="Strong_20_Emphasis">Chrome OS</text:span> (standard version)</text:p>
        </text:list-item>
        <text:list-item>
          <text:p text:style-name="P9"><text:span text:style-name="Strong_20_Emphasis">FreeDOS</text:span></text:p>
        </text:list-item>
        <text:list-item>
          <text:p text:style-name="P9">Some editions of <text:span text:style-name="Strong_20_Emphasis">macOS tools</text:span> (OS itself is not freeware, but bundled software is)</text:p>
        </text:list-item>
      </text:list>
      <text:h text:style-name="Heading_20_3" text:outline-level="3">Key traits</text:h>
      <text:list text:style-name="L10">
        <text:list-item>
          <text:p text:style-name="P10">$0 to use</text:p>
        </text:list-item>
        <text:list-item>
          <text:p text:style-name="P10">Limited control</text:p>
        </text:list-item>
        <text:list-item>
          <text:p text:style-name="P10">You depend on the company for updates and fixes</text:p>
        </text:list-item>
      </text:list>
      <text:p text:style-name="Horizontal_20_Line"/>
      <text:h text:style-name="Heading_20_2" text:outline-level="2">2. Proprietary Operating System</text:h>
      <text:p text:style-name="Text_20_body"><text:span text:style-name="Strong_20_Emphasis">Proprietary</text:span> means:</text:p>
      <text:list text:style-name="L11">
        <text:list-item>
          <text:p text:style-name="P11">Owned by a company</text:p>
        </text:list-item>
        <text:list-item>
          <text:p text:style-name="P11"><text:span text:style-name="Strong_20_Emphasis">Source code is closed</text:span></text:p>
        </text:list-item>
        <text:list-item>
          <text:p text:style-name="P11">Use is restricted by a license</text:p>
        </text:list-item>
        <text:list-item>
          <text:p text:style-name="P11">Usually <text:span text:style-name="Strong_20_Emphasis">paid</text:span>, but not always</text:p>
        </text:list-item>
      </text:list>
      <text:p text:style-name="Text_20_body">So a proprietary OS <text:span text:style-name="Strong_20_Emphasis">can be freeware</text:span> <text:span text:style-name="Emphasis">or</text:span> paid.</text:p>
      <text:h text:style-name="Heading_20_3" text:outline-level="3">Examples</text:h>
      <text:list text:style-name="L12">
        <text:list-item>
          <text:p text:style-name="P12"><text:span text:style-name="Strong_20_Emphasis">Windows</text:span></text:p>
        </text:list-item>
        <text:list-item>
          <text:p text:style-name="P12"><text:span text:style-name="Strong_20_Emphasis">macOS</text:span></text:p>
        </text:list-item>
        <text:list-item>
          <text:p text:style-name="P12"><text:span text:style-name="Strong_20_Emphasis">iOS</text:span></text:p>
        </text:list-item>
        <text:list-item>
          <text:p text:style-name="P12"><text:span text:style-name="Strong_20_Emphasis">Chrome OS</text:span></text:p>
        </text:list-item>
      </text:list>
      <text:h text:style-name="Heading_20_3" text:outline-level="3">Key traits</text:h>
      <text:list text:style-name="L13">
        <text:list-item>
          <text:p text:style-name="P13">Company controls everything</text:p>
        </text:list-item>
        <text:list-item>
          <text:p text:style-name="P13"><text:soft-page-break/>You can’t see or change the code</text:p>
        </text:list-item>
        <text:list-item>
          <text:p text:style-name="P13">Strong vendor lock-in</text:p>
        </text:list-item>
      </text:list>
      <text:p text:style-name="Horizontal_20_Line"/>
      <text:h text:style-name="Heading_20_2" text:outline-level="2">3. The key difference (important!)</text:h>
      <text:p text:style-name="Text_20_body">These two terms describe <text:span text:style-name="Strong_20_Emphasis">different things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Term</text:p>
            </table:table-cell>
            <table:table-cell table:style-name="Table4.A1" office:value-type="string">
              <text:p text:style-name="Table_20_Heading">Describes</text:p>
            </table:table-cell>
            <table:table-cell table:style-name="Table4.A1" office:value-type="string">
              <text:p text:style-name="Table_20_Heading">Main question</text:p>
            </table:table-cell>
          </table:table-row>
        </table:table-header-rows>
        <table:table-row>
          <table:table-cell table:style-name="Table4.A1" office:value-type="string">
            <text:p text:style-name="Table_20_Contents">Freeware</text:p>
          </table:table-cell>
          <table:table-cell table:style-name="Table4.A1" office:value-type="string">
            <text:p text:style-name="Table_20_Contents">Cost</text:p>
          </table:table-cell>
          <table:table-cell table:style-name="Table4.A1" office:value-type="string">
            <text:p text:style-name="Table_20_Contents">“Do I have to pay?”</text:p>
          </table:table-cell>
        </table:table-row>
        <table:table-row>
          <table:table-cell table:style-name="Table4.A1" office:value-type="string">
            <text:p text:style-name="Table_20_Contents">Proprietary</text:p>
          </table:table-cell>
          <table:table-cell table:style-name="Table4.A1" office:value-type="string">
            <text:p text:style-name="Table_20_Contents">Control &amp; rights</text:p>
          </table:table-cell>
          <table:table-cell table:style-name="Table4.A1" office:value-type="string">
            <text:p text:style-name="Table_20_Contents">“Who owns and controls the code?”</text:p>
          </table:table-cell>
        </table:table-row>
      </table:table>
      <text:p text:style-name="Text_20_body">👉 This means:</text:p>
      <text:list text:style-name="L14">
        <text:list-item>
          <text:p text:style-name="P14"><text:span text:style-name="Strong_20_Emphasis">All proprietary OSes are NOT paid</text:span></text:p>
        </text:list-item>
        <text:list-item>
          <text:p text:style-name="P14"><text:span text:style-name="Strong_20_Emphasis">All freeware OSes are proprietary</text:span></text:p>
        </text:list-item>
        <text:list-item>
          <text:p text:style-name="P14">But <text:span text:style-name="Strong_20_Emphasis">not all proprietary OSes are freeware</text:span></text:p>
        </text:list-item>
      </text:list>
      <text:p text:style-name="Horizontal_20_Line"/>
      <text:h text:style-name="Heading_20_2" text:outline-level="2">4. Where Open Source fits (for contrast)</text:h>
      <text:p text:style-name="Text_20_body">Just to complete the picture:</text:p>
      <text:h text:style-name="Heading_20_3" text:outline-level="3">Open-source OS</text:h>
      <text:list text:style-name="L15">
        <text:list-item>
          <text:p text:style-name="P15">Free <text:span text:style-name="Strong_20_Emphasis">and</text:span> modifiable</text:p>
        </text:list-item>
        <text:list-item>
          <text:p text:style-name="P15">Source code is public</text:p>
        </text:list-item>
        <text:list-item>
          <text:p text:style-name="P15">You can redistribute and customize</text:p>
        </text:list-item>
      </text:list>
      <text:p text:style-name="Text_20_body">Examples:</text:p>
      <text:list text:style-name="L16">
        <text:list-item>
          <text:p text:style-name="P16"><text:span text:style-name="Strong_20_Emphasis">Linux</text:span> (Ubuntu, Fedora, Arch)</text:p>
        </text:list-item>
        <text:list-item>
          <text:p text:style-name="P16"><text:span text:style-name="Strong_20_Emphasis">FreeBSD</text:span></text:p>
        </text:list-item>
      </text:list>
      <text:p text:style-name="Text_20_body">This is <text:span text:style-name="Emphasis">free as in freedom</text:span> 🕊️</text:p>
      <text:p text:style-name="Horizontal_20_Line"/>
      <text:h text:style-name="Heading_20_2" text:outline-level="2">5. Simple analogy</text:h>
      <text:list text:style-name="L17">
        <text:list-item>
          <text:p text:style-name="P17"><text:span text:style-name="Strong_20_Emphasis">Freeware</text:span> = free movie streaming with ads</text:p>
        </text:list-item>
        <text:list-item>
          <text:p text:style-name="P17"><text:span text:style-name="Strong_20_Emphasis">Proprietary</text:span> = DVD you own but can’t copy</text:p>
        </text:list-item>
        <text:list-item>
          <text:p text:style-name="P17"><text:span text:style-name="Strong_20_Emphasis">Open source</text:span> = recipe you can read, change, and share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1:52:06.470000000</meta:creation-date>
    <dc:date>2026-02-02T12:15:05.354000000</dc:date>
    <meta:editing-duration>PT12M44S</meta:editing-duration>
    <meta:editing-cycles>1</meta:editing-cycles>
    <meta:generator>LibreOffice/24.2.3.2$Windows_X86_64 LibreOffice_project/433d9c2ded56988e8a90e6b2e771ee4e6a5ab2ba</meta:generator>
    <meta:document-statistic meta:table-count="4" meta:image-count="0" meta:object-count="0" meta:page-count="6" meta:paragraph-count="273" meta:word-count="936" meta:character-count="5105" meta:non-whitespace-character-count="4520"/>
  </office:meta>
</office:document-meta>
</file>